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2025-03-0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2024-03-20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2023-03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2022-03-1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2021-03-17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2020-03-25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2019-03-1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2018-03-13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2017-03-2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2016-03-16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2015-03-19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2014-03-1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2013-03-13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2012-03-15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2011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2010-03-1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2009-03-16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2008-03-24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2007-03-13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200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200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200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2003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200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2001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200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99-03-10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98-03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97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9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9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94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93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92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9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91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9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9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8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8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8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8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8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87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8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85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8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84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8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8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8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8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81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8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80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8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7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7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7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78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77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77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7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7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75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7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7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74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73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73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72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7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71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7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70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70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69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6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68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6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6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6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65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64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6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6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6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63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6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6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61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61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6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6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61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6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60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6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60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6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60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59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59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5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5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59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5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58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58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58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58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5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5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5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5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5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5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53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52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52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5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50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5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4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4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4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46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46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45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45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4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42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42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41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4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40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4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39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39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3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3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3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38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37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37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37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3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3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40111253501</text:p>
          </table:table-cell>
          <table:table-cell office:value-type="string" calcext:value-type="string">
            <text:p>(D-28- 4)36cdb- 1</text:p>
          </table:table-cell>
          <table:table-cell office:value-type="string" calcext:value-type="string">
            <text:p>193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42" meta:object-count="0"/>
    <meta:user-defined meta:name="AppVersion">3.0</meta:user-defined>
  </office:meta>
</office:document-meta>
</file>